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Arial2" svg:font-family="Arial, sans-serif"/>
    <style:font-face style:name="OpenSymbol" svg:font-family="OpenSymbol, 'Arial Unicode MS'"/>
    <style:font-face style:name="serif" svg:font-family="serif"/>
    <style:font-face style:name="Bitstream Vera Sans Mono" svg:font-family="'Bitstream Vera Sans Mono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ohit Hindi2" svg:font-family="'Lohit Hindi', 'Times New Roman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792cm" fo:margin-left="-0.379cm" table:align="left" style:writing-mode="lr-tb"/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0.457cm"/>
    </style:style>
    <style:style style:name="Tabla1.C" style:family="table-column">
      <style:table-column-properties style:column-width="0.049cm"/>
    </style:style>
    <style:style style:name="Tabla1.D" style:family="table-column">
      <style:table-column-properties style:column-width="0.407cm"/>
    </style:style>
    <style:style style:name="Tabla1.E" style:family="table-column">
      <style:table-column-properties style:column-width="1.924cm"/>
    </style:style>
    <style:style style:name="Tabla1.F" style:family="table-column">
      <style:table-column-properties style:column-width="1.468cm"/>
    </style:style>
    <style:style style:name="Tabla1.G" style:family="table-column">
      <style:table-column-properties style:column-width="0.621cm"/>
    </style:style>
    <style:style style:name="Tabla1.H" style:family="table-column">
      <style:table-column-properties style:column-width="3.493cm"/>
    </style:style>
    <style:style style:name="Tabla1.I" style:family="table-column">
      <style:table-column-properties style:column-width="1.877cm"/>
    </style:style>
    <style:style style:name="Tabla1.J" style:family="table-column">
      <style:table-column-properties style:column-width="0.192cm"/>
    </style:style>
    <style:style style:name="Tabla1.K" style:family="table-column">
      <style:table-column-properties style:column-width="3.611cm"/>
    </style:style>
    <style:style style:name="Tabla1.1" style:family="table-row">
      <style:table-row-properties style:min-row-height="0.508cm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I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K1" style:family="table-cell">
      <style:table-cell-properties style:vertical-align="middle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I2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K2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4" style:family="table-row">
      <style:table-row-properties fo:keep-together="always"/>
    </style:style>
    <style:style style:name="Tabla1.A4" style:family="table-cell">
      <style:table-cell-properties style:vertical-align="middle" fo:background-color="#99999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5" style:family="table-row">
      <style:table-row-properties style:min-row-height="0.762cm" fo:keep-together="always"/>
    </style:style>
    <style:style style:name="Tabla1.C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I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C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I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8" style:family="table-row">
      <style:table-row-properties style:min-row-height="0.34cm" fo:keep-together="always"/>
    </style:style>
    <style:style style:name="Tabla1.A8" style:family="table-cell">
      <style:table-cell-properties style:vertical-align="middle" fo:background-color="#999999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C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C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I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C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I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12" style:family="table-row">
      <style:table-row-properties style:min-row-height="0.164cm" fo:keep-together="always"/>
    </style:style>
    <style:style style:name="Tabla1.I13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14" style:family="table-row">
      <style:table-row-properties style:min-row-height="0.811cm" fo:keep-together="always"/>
    </style:style>
    <style:style style:name="Tabla1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H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I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15" style:family="table-row">
      <style:table-row-properties style:min-row-height="0.376cm" fo:keep-together="always"/>
    </style:style>
    <style:style style:name="Tabla1.A15" style:family="table-cell">
      <style:table-cell-properties style:vertical-align="middle" fo:background-color="#e6e6e6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16" style:family="table-row">
      <style:table-row-properties style:min-row-height="0.476cm" fo:keep-together="always"/>
    </style:style>
    <style:style style:name="Tabla1.17" style:family="table-row">
      <style:table-row-properties style:min-row-height="0.45cm" fo:keep-together="always"/>
    </style:style>
    <style:style style:name="Tabla1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H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I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J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18" style:family="table-row">
      <style:table-row-properties style:min-row-height="2.164cm" fo:keep-together="always"/>
    </style:style>
    <style:style style:name="Tabla1.E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19" style:family="table-row">
      <style:table-row-properties style:min-row-height="1.191cm" fo:keep-together="always"/>
    </style:style>
    <style:style style:name="Tabla1.E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20" style:family="table-row">
      <style:table-row-properties style:min-row-height="0.556cm" fo:keep-together="always"/>
    </style:style>
    <style:style style:name="Tabla1.E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E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22" style:family="table-row">
      <style:table-row-properties style:min-row-height="0.661cm" fo:keep-together="always"/>
    </style:style>
    <style:style style:name="Tabla1.E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24" style:family="table-row">
      <style:table-row-properties style:min-row-height="2.628cm" fo:keep-together="always"/>
    </style:style>
    <style:style style:name="Tabla1.A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26" style:family="table-row">
      <style:table-row-properties style:min-row-height="2.129cm" fo:keep-together="always"/>
    </style:style>
    <style:style style:name="Tabla1.A26" style:family="table-cell">
      <style:table-cell-properties style:vertical-align="middle" fo:padding="0.123cm" fo:border-left="0.5pt solid #000000" fo:border-right="none" fo:border-top="0.5pt solid #000000" fo:border-bottom="0.5pt solid #000000" style:writing-mode="lr-tb"/>
    </style:style>
    <style:style style:name="Tabla1.F26" style:family="table-cell">
      <style:table-cell-properties style:vertical-align="middle" fo:padding="0.123cm" fo:border-left="none" fo:border-right="none" fo:border-top="0.5pt solid #000000" fo:border-bottom="0.5pt solid #000000" style:writing-mode="lr-tb"/>
    </style:style>
    <style:style style:name="Tabla1.I26" style:family="table-cell">
      <style:table-cell-properties style:vertical-align="middle" fo:padding="0.123cm" fo:border-left="none" fo:border-right="0.5pt solid #000000" fo:border-top="0.5pt solid #000000" fo:border-bottom="0.5pt solid #000000" style:writing-mode="lr-tb"/>
    </style:style>
    <style:style style:name="Tabla1.27" style:family="table-row">
      <style:table-row-properties style:min-row-height="0.265cm" fo:keep-together="always"/>
    </style:style>
    <style:style style:name="Tabla1.A27" style:family="table-cell">
      <style:table-cell-properties style:vertical-align="middle" fo:background-color="#99999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28" style:family="table-row">
      <style:table-row-properties style:min-row-height="0.52cm" fo:keep-together="always"/>
    </style:style>
    <style:style style:name="Tabla1.A2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29" style:family="table-row">
      <style:table-row-properties style:min-row-height="0.273cm" fo:keep-together="always"/>
    </style:style>
    <style:style style:name="Tabla1.A29" style:family="table-cell">
      <style:table-cell-properties style:vertical-align="top" fo:background-color="#999999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3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2" style:family="table-row">
      <style:table-row-properties style:min-row-height="0.584cm" fo:keep-together="always"/>
    </style:style>
    <style:style style:name="Tabla1.A3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3" style:family="table-row">
      <style:table-row-properties style:min-row-height="0.452cm" fo:keep-together="always"/>
    </style:style>
    <style:style style:name="Tabla1.34" style:family="table-row">
      <style:table-row-properties style:min-row-height="0.318cm" fo:keep-together="always"/>
    </style:style>
    <style:style style:name="Tabla1.35" style:family="table-row">
      <style:table-row-properties style:min-row-height="0.894cm" fo:keep-together="always"/>
    </style:style>
    <style:style style:name="Tabla1.A35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36" style:family="table-row">
      <style:table-row-properties style:min-row-height="0.847cm" fo:keep-together="always"/>
    </style:style>
    <style:style style:name="Tabla1.37" style:family="table-row">
      <style:table-row-properties style:min-row-height="0.794cm" fo:keep-together="always"/>
    </style:style>
    <style:style style:name="Tabla1.38" style:family="table-row">
      <style:table-row-properties style:min-row-height="0.226cm" fo:keep-together="always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3" style:family="paragraph" style:parent-style-name="Standard">
      <style:paragraph-properties fo:margin-left="-0.101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style:font-name="Arial" fo:font-size="8pt" fo:language="es" fo:country="VE" fo:font-weight="bold" style:font-size-asian="8pt" style:font-weight-asian="bold" style:font-name-complex="Arial" style:font-size-complex="8pt" style:font-weight-complex="bold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7" style:family="paragraph" style:parent-style-name="Header">
      <style:paragraph-properties fo:text-align="start" style:justify-single-word="false" style:snap-to-layout-grid="false">
        <style:tab-stops/>
      </style:paragraph-properties>
    </style:style>
    <style:style style:name="P8" style:family="paragraph" style:parent-style-name="Header">
      <style:paragraph-properties style:snap-to-layout-grid="false"/>
      <style:text-properties style:font-name="Arial1" fo:font-size="8pt" fo:language="es" fo:country="VE" fo:font-weight="bold" style:font-size-asian="8pt" style:language-asian="zh" style:country-asian="CN" style:font-weight-asian="bold" style:font-name-complex="Arial1" style:language-complex="ar" style:country-complex="SA" style:font-weight-complex="bold"/>
    </style:style>
    <style:style style:name="P9" style:family="paragraph" style:parent-style-name="Header">
      <style:paragraph-properties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language-complex="ar" style:country-complex="SA" style:font-weight-complex="bold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Arial1" fo:font-size="8pt" fo:language="es" fo:country="VE" fo:font-weight="bold" style:font-size-asian="8pt" style:language-asian="zh" style:country-asian="CN" style:font-weight-asian="bold" style:font-name-complex="Arial1" style:language-complex="ar" style:country-complex="SA" style:font-weight-complex="bold"/>
    </style:style>
    <style:style style:name="P11" style:family="paragraph" style:parent-style-name="Header">
      <style:paragraph-properties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12pt" style:language-complex="ar" style:country-complex="SA" style:font-weight-complex="bold"/>
    </style:style>
    <style:style style:name="P12" style:family="paragraph" style:parent-style-name="Header">
      <style:paragraph-properties fo:text-align="start" style:justify-single-word="false" style:snap-to-layout-grid="false"/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12pt" style:language-complex="ar" style:country-complex="SA" style:font-weight-complex="bold"/>
    </style:style>
    <style:style style:name="P1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P14" style:family="paragraph" style:parent-style-name="Header">
      <style:paragraph-properties style:snap-to-layout-grid="false">
        <style:tab-stops/>
      </style:paragraph-properties>
      <style:text-properties style:font-name="Arial1" fo:font-size="8pt" fo:language="es" fo:country="VE" style:font-size-asian="8pt" style:language-asian="zh" style:country-asian="CN" style:font-name-complex="Arial1" style:font-size-complex="12pt" style:language-complex="ar" style:country-complex="SA"/>
    </style:style>
    <style:style style:name="P15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Arial1" fo:font-size="8pt" fo:language="es" fo:country="VE" style:font-size-asian="8pt" style:language-asian="zh" style:country-asian="CN" style:font-name-complex="Arial1" style:font-size-complex="12pt" style:language-complex="ar" style:country-complex="SA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Arial1" fo:font-size="8pt" fo:language="es" fo:country="VE" style:font-size-asian="8pt" style:language-asian="zh" style:country-asian="CN" style:font-name-complex="Arial1" style:language-complex="ar" style:country-complex="SA"/>
    </style:style>
    <style:style style:name="P1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use-window-font-color="true" style:font-name="Arial1" fo:font-size="8pt" fo:language="es" fo:country="VE" fo:font-weight="bold" fo:background-color="#e6e6e6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P18" style:family="paragraph" style:parent-style-name="Header">
      <style:paragraph-properties style:snap-to-layout-grid="false"/>
      <style:text-properties style:font-name="serif" fo:font-size="8pt" fo:language="es" fo:country="VE" fo:font-weight="bold" style:font-size-asian="8pt" style:language-asian="zh" style:country-asian="CN" style:font-weight-asian="bold" style:font-name-complex="serif" style:language-complex="ar" style:country-complex="SA" style:font-weight-complex="bold"/>
    </style:style>
    <style:style style:name="P19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Arial2" fo:font-size="8pt" fo:language="es" fo:country="VE" style:font-size-asian="8pt" style:language-asian="zh" style:country-asian="CN" style:font-name-complex="Arial1" style:font-size-complex="12pt" style:language-complex="ar" style:country-complex="SA"/>
    </style:style>
    <style:style style:name="P20" style:family="paragraph" style:parent-style-name="Footer">
      <style:paragraph-properties fo:text-align="center" style:justify-single-word="false"/>
      <style:text-properties style:font-name="Arial1" fo:font-size="7pt" fo:font-style="italic" style:font-size-asian="7pt" style:font-style-asian="italic" style:font-name-complex="Arial1" style:font-size-complex="7pt"/>
    </style:style>
    <style:style style:name="P21" style:family="paragraph" style:parent-style-name="Footer">
      <style:paragraph-properties fo:text-align="end" style:justify-single-word="false"/>
      <style:text-properties style:font-name="Arial1" fo:font-size="8pt" fo:font-style="italic" style:font-size-asian="8pt" style:font-style-asian="italic" style:font-name-complex="Arial1" style:font-size-complex="8pt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1" fo:font-size="8pt" fo:language="es" fo:country="VE" fo:font-weight="normal" style:font-size-asian="8pt" style:language-asian="zh" style:country-asian="CN" style:font-weight-asian="normal" style:font-name-complex="Arial1" style:language-complex="ar" style:country-complex="SA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1" fo:font-size="10pt" fo:language="es" fo:country="VE" style:font-size-asian="10pt" style:language-asian="zh" style:country-asian="CN" style:font-name-complex="Arial1" style:font-size-complex="10pt" style:language-complex="ar" style:country-complex="SA"/>
    </style:style>
    <style:style style:name="P25" style:family="paragraph" style:parent-style-name="Standard">
      <style:text-properties fo:language="es" fo:country="VE"/>
    </style:style>
    <style:style style:name="P26" style:family="paragraph" style:parent-style-name="Standard">
      <style:paragraph-properties style:snap-to-layout-grid="false"/>
      <style:text-properties fo:language="es" fo:country="VE" style:language-asian="zh" style:country-asian="CN" style:language-complex="ar" style:country-complex="SA"/>
    </style:style>
    <style:style style:name="P27" style:family="paragraph" style:parent-style-name="Header">
      <style:paragraph-properties fo:text-align="start" style:justify-single-word="false" fo:orphans="2" fo:widows="2" fo:hyphenation-ladder-count="no-limit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style:font-name="Arial1" fo:font-size="8pt" fo:language="es" fo:country="VE" style:font-name-asian="Times New Roman" style:font-size-asian="8pt" style:language-asian="zh" style:country-asian="CN" style:font-name-complex="Arial1" style:font-size-complex="10pt" style:language-complex="ar" style:country-complex="SA" fo:hyphenate="false" fo:hyphenation-remain-char-count="2" fo:hyphenation-push-char-count="2"/>
    </style:style>
    <style:style style:name="P28" style:family="paragraph" style:parent-style-name="Header">
      <style:paragraph-properties fo:text-align="start" style:justify-single-word="false" fo:orphans="2" fo:widows="2" fo:hyphenation-ladder-count="no-limit" style:snap-to-layout-grid="false" style:writing-mode="lr-tb">
        <style:tab-stops/>
      </style:paragraph-properties>
      <style:text-properties style:use-window-font-color="true" style:font-name="Arial1" fo:font-size="8pt" fo:language="es" fo:country="VE" fo:font-weight="normal" style:font-name-asian="Times New Roman" style:font-size-asian="8pt" style:language-asian="zh" style:country-asian="CN" style:font-weight-asian="normal" style:font-name-complex="Arial1" style:font-size-complex="10pt" style:language-complex="ar" style:country-complex="SA" style:font-weight-complex="normal" fo:hyphenate="false" fo:hyphenation-remain-char-count="2" fo:hyphenation-push-char-count="2"/>
    </style:style>
    <style:style style:name="P29" style:family="paragraph" style:parent-style-name="Header">
      <style:paragraph-properties fo:margin-left="0.22cm" fo:margin-right="0.009cm" fo:text-align="start" style:justify-single-word="false" fo:text-indent="0cm" style:auto-text-indent="false" style:snap-to-layout-grid="false">
        <style:tab-stops>
          <style:tab-stop style:position="0.767cm"/>
        </style:tab-stops>
      </style:paragraph-properties>
      <style:text-properties style:font-name="Arial1" fo:language="es" fo:country="VE" fo:font-weight="bold" style:language-asian="zh" style:country-asian="CN" style:font-weight-asian="bold" style:font-name-complex="Arial1" style:language-complex="ar" style:country-complex="SA" style:font-weight-complex="bold"/>
    </style:style>
    <style:style style:name="P30" style:family="paragraph" style:parent-style-name="Header">
      <style:paragraph-properties fo:margin-left="0.22cm" fo:margin-right="0.009cm" fo:text-align="start" style:justify-single-word="false" fo:orphans="2" fo:widows="2" fo:hyphenation-ladder-count="no-limit" fo:text-indent="0cm" style:auto-text-indent="false" style:snap-to-layout-grid="false" style:writing-mode="lr-tb">
        <style:tab-stops>
          <style:tab-stop style:position="1.085cm"/>
        </style:tab-stops>
      </style:paragraph-properties>
      <style:text-properties fo:hyphenate="false" fo:hyphenation-remain-char-count="2" fo:hyphenation-push-char-count="2"/>
    </style:style>
    <style:style style:name="P31" style:family="paragraph" style:parent-style-name="Header">
      <style:paragraph-properties fo:margin-left="0.009cm" fo:margin-right="0.009cm" fo:text-align="start" style:justify-single-word="false" fo:text-indent="0.132cm" style:auto-text-indent="false" style:snap-to-layout-grid="false">
        <style:tab-stops/>
      </style:paragraph-properties>
      <style:text-properties style:font-name="Arial1" fo:language="es" fo:country="VE" fo:font-weight="bold" style:language-asian="zh" style:country-asian="CN" style:font-weight-asian="bold" style:font-name-complex="Arial1" style:language-complex="ar" style:country-complex="SA"/>
    </style:style>
    <style:style style:name="P32" style:family="paragraph" style:parent-style-name="Header">
      <style:paragraph-properties fo:margin-left="0.009cm" fo:margin-right="0.009cm" fo:text-align="center" style:justify-single-word="false" fo:text-indent="0.132cm" style:auto-text-indent="false"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P33" style:family="paragraph" style:parent-style-name="Header">
      <style:paragraph-properties fo:margin-left="0.009cm" fo:margin-right="0.009cm" fo:text-align="justify" style:justify-single-word="false" fo:text-indent="0.132cm" style:auto-text-indent="false"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P34" style:family="paragraph" style:parent-style-name="Header">
      <style:paragraph-properties fo:margin-left="0cm" fo:margin-right="0.009cm" fo:text-align="justify" style:justify-single-word="false" fo:text-indent="0cm" style:auto-text-indent="false"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P35" style:family="paragraph" style:parent-style-name="Header">
      <style:paragraph-properties fo:margin-left="0cm" fo:margin-right="0.009cm" fo:text-align="justify" style:justify-single-word="false" fo:text-indent="0cm" style:auto-text-indent="false" style:snap-to-layout-grid="false">
        <style:tab-stops/>
      </style:paragraph-properties>
      <style:text-properties style:font-name="Arial1" fo:language="es" fo:country="VE" fo:font-weight="bold" style:language-asian="zh" style:country-asian="CN" style:font-weight-asian="bold" style:font-name-complex="Arial1" style:language-complex="ar" style:country-complex="SA"/>
    </style:style>
    <style:style style:name="P36" style:family="paragraph" style:parent-style-name="Header">
      <style:paragraph-properties fo:margin-left="0cm" fo:margin-right="0.009cm" fo:text-align="justify" style:justify-single-word="false" fo:text-indent="0cm" style:auto-text-indent="false" style:snap-to-layout-grid="false">
        <style:tab-stops/>
      </style:paragraph-properties>
    </style:style>
    <style:style style:name="P37" style:family="paragraph" style:parent-style-name="Header">
      <style:paragraph-properties fo:margin-left="0cm" fo:margin-right="0.009cm" fo:text-align="justify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hyphenate="false" fo:hyphenation-remain-char-count="2" fo:hyphenation-push-char-count="2"/>
    </style:style>
    <style:style style:name="P38" style:family="paragraph" style:parent-style-name="Header">
      <style:paragraph-properties fo:margin-left="0cm" fo:margin-right="0.009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>
        <style:tab-stops/>
      </style:paragraph-properties>
      <style:text-properties style:font-name="Arial1" fo:font-size="10pt" fo:language="es" fo:country="VE" fo:font-weight="normal" style:font-size-asian="10pt" style:language-asian="zh" style:country-asian="CN" style:font-weight-asian="normal" style:font-name-complex="Arial1" style:font-size-complex="10pt" style:language-complex="ar" style:country-complex="SA" style:font-weight-complex="normal" fo:hyphenate="false" fo:hyphenation-remain-char-count="2" fo:hyphenation-push-char-count="2"/>
    </style:style>
    <style:style style:name="P39" style:family="paragraph" style:parent-style-name="Header">
      <style:paragraph-properties fo:margin-left="0.009cm" fo:margin-right="0.644cm" fo:text-align="center" style:justify-single-word="false" fo:text-indent="0.132cm" style:auto-text-indent="false"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P40" style:family="paragraph" style:parent-style-name="Header">
      <style:paragraph-properties fo:margin-left="0.009cm" fo:margin-right="0.644cm" fo:text-align="justify" style:justify-single-word="false" fo:text-indent="0.132cm" style:auto-text-indent="false" style:snap-to-layout-grid="false">
        <style:tab-stops/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P41" style:family="paragraph" style:parent-style-name="Standard" style:master-page-name="Standard">
      <style:paragraph-properties style:page-number="auto"/>
      <style:text-properties style:font-name="Arial1" fo:font-size="8pt" style:font-size-asian="8pt" style:font-name-complex="Arial1"/>
    </style:style>
    <style:style style:name="P42" style:family="paragraph" style:parent-style-name="Heading_20_3">
      <style:paragraph-properties fo:text-align="start" style:justify-single-word="false" style:snap-to-layout-grid="false">
        <style:tab-stops>
          <style:tab-stop style:position="0cm"/>
        </style:tab-stops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 style:font-weight-complex="bold"/>
    </style:style>
    <style:style style:name="P43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 style:font-weight-complex="bold"/>
    </style:style>
    <style:style style:name="P44" style:family="paragraph" style:parent-style-name="Heading_20_3">
      <style:paragraph-properties fo:text-align="center" style:justify-single-word="false" fo:orphans="2" fo:widows="2" fo:hyphenation-ladder-count="no-limit" style:snap-to-layout-grid="false" style:writing-mode="lr-tb">
        <style:tab-stops>
          <style:tab-stop style:position="0cm"/>
        </style:tab-stops>
      </style:paragraph-properties>
      <style:text-properties style:use-window-font-color="true" style:font-name="Arial1" fo:font-size="8pt" fo:language="es" fo:country="VE" style:font-name-asian="Times New Roman" style:font-size-asian="8pt" style:language-asian="zh" style:country-asian="CN" style:font-name-complex="Arial1" style:font-size-complex="8pt" style:language-complex="ar" style:country-complex="SA" fo:hyphenate="false" fo:hyphenation-remain-char-count="2" fo:hyphenation-push-char-count="2"/>
    </style:style>
    <style:style style:name="P45" style:family="paragraph" style:parent-style-name="Header" style:list-style-name="WW8Num2">
      <style:paragraph-properties fo:margin-left="0.009cm" fo:margin-right="0.009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>
        <style:tab-stops/>
      </style:paragraph-properties>
      <style:text-properties style:font-name="Arial1" fo:font-size="8pt" fo:language="es" fo:country="VE" fo:font-weight="normal" style:font-size-asian="8pt" style:language-asian="zh" style:country-asian="CN" style:font-weight-asian="normal" style:font-name-complex="Arial1" style:font-size-complex="8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T2" style:family="text">
      <style:text-properties style:font-name="Arial1" fo:font-size="8pt" fo:language="es" fo:country="VE" fo:font-weight="bold" style:font-size-asian="8pt" style:language-asian="zh" style:country-asian="CN" style:font-weight-asian="bold" style:font-name-complex="Arial1" style:font-size-complex="8pt" style:language-complex="ar" style:country-complex="SA" style:font-weight-complex="bold"/>
    </style:style>
    <style:style style:name="T3" style:family="text">
      <style:text-properties style:font-name="Arial1" fo:font-size="8pt" fo:language="es" fo:country="VE" style:font-size-asian="8pt" style:language-asian="zh" style:country-asian="CN" style:font-name-complex="Arial1" style:font-size-complex="12pt" style:language-complex="ar" style:country-complex="SA"/>
    </style:style>
    <style:style style:name="T4" style:family="text">
      <style:text-properties style:font-name="Arial1" fo:font-size="8pt" fo:language="es" fo:country="VE" style:text-underline-style="solid" style:text-underline-width="auto" style:text-underline-color="font-color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T5" style:family="text">
      <style:text-properties style:font-name="Arial1" fo:font-size="8pt" fo:language="es" fo:country="VE" style:text-underline-style="solid" style:text-underline-width="auto" style:text-underline-color="font-color" fo:font-weight="bold" style:font-size-asian="8pt" style:language-asian="zh" style:country-asian="CN" style:font-weight-asian="bold" style:font-name-complex="Arial1" style:font-size-complex="8pt" style:language-complex="ar" style:country-complex="SA" style:font-weight-complex="bold"/>
    </style:style>
    <style:style style:name="T6" style:family="text">
      <style:text-properties style:font-name="Arial1" fo:font-size="8pt" fo:language="es" fo:country="VE" style:text-underline-style="none" fo:font-weight="bold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T7" style:family="text">
      <style:text-properties style:font-name="Arial1" fo:font-size="8pt" style:font-size-asian="8pt" style:font-name-complex="Arial1" style:font-size-complex="12pt"/>
    </style:style>
    <style:style style:name="T8" style:family="text">
      <style:text-properties style:font-name="Arial1" fo:language="es" fo:country="VE" fo:font-weight="bold" style:language-asian="zh" style:country-asian="CN" style:font-weight-asian="bold" style:font-name-complex="Arial1" style:language-complex="ar" style:country-complex="SA" style:font-weight-complex="bold"/>
    </style:style>
    <style:style style:name="T9" style:family="text">
      <style:text-properties style:use-window-font-color="true" style:font-name="Arial1" fo:font-size="8pt" fo:language="es" fo:country="VE" fo:font-weight="bold" style:font-name-asian="Times New Roman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T10" style:family="text">
      <style:text-properties style:use-window-font-color="true" style:font-name="Arial1" fo:font-size="8pt" fo:language="es" fo:country="VE" style:text-underline-style="none" fo:font-weight="bold" style:font-name-asian="Times New Roman" style:font-size-asian="8pt" style:language-asian="zh" style:country-asian="CN" style:font-weight-asian="bold" style:font-name-complex="Arial1" style:font-size-complex="8pt" style:language-complex="ar" style:country-complex="SA"/>
    </style:style>
    <style:style style:name="T11" style:family="text">
      <style:text-properties style:use-window-font-color="true" style:font-name="Arial1" fo:font-size="10pt" fo:language="es" fo:country="VE" fo:font-weight="bold" style:font-name-asian="Times New Roman" style:font-size-asian="10pt" style:language-asian="zh" style:country-asian="CN" style:font-weight-asian="bold" style:font-name-complex="Arial1" style:font-size-complex="10pt" style:language-complex="ar" style:country-complex="SA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font-name="Arial2"/>
    </style:style>
    <style:style style:name="T14" style:family="text">
      <style:text-properties fo:font-size="7pt" style:font-size-asian="7pt" style:font-size-complex="7pt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width="2.637cm" draw:visible-area-height="2.68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2" office:value-type="string">
            <text:h text:style-name="P42" text:outline-level="3">Nro. <text:s/>Control:</text:h>
          </table:table-cell>
          <table:covered-table-cell/>
          <table:table-cell table:style-name="Tabla1.K1" office:value-type="string">
            <text:p text:style-name="P22"><text:span text:style-name="Teletype"><text:span text:style-name="T14">DGI/DSI/DAC/201406043</text:span></text:span></text:p>
          </table:table-cell>
        </table:table-row>
        <table:table-row table:style-name="Tabla1.1">
          <table:table-cell table:style-name="Tabla1.A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" table:number-columns-spanned="2" office:value-type="string">
            <text:h text:style-name="P42" text:outline-level="3">Fecha:</text:h>
          </table:table-cell>
          <table:covered-table-cell/>
          <table:table-cell table:style-name="Tabla1.K2" office:value-type="string">
            <text:h text:style-name="P43" text:outline-level="3">06/06/2014</text:h>
          </table:table-cell>
        </table:table-row>
        <table:table-row table:style-name="Tabla1.1">
          <table:table-cell table:style-name="Tabla1.A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" table:number-columns-spanned="2" office:value-type="string">
            <text:h text:style-name="P42" text:outline-level="3">Versión:</text:h>
          </table:table-cell>
          <table:covered-table-cell/>
          <table:table-cell table:style-name="Tabla1.K2" office:value-type="string">
            <text:h text:style-name="P44" text:outline-level="3">1</text:h>
          </table:table-cell>
        </table:table-row>
        <table:table-row table:style-name="Tabla1.4">
          <table:table-cell table:style-name="Tabla1.A4" table:number-columns-spanned="11" office:value-type="string">
            <text:p text:style-name="P30"><text:span text:style-name="T11">1.- DATOS DE LA PERSONA QUE SOLICITA </text:span><text:span text:style-name="T8">EL CAMB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I2" table:number-columns-spanned="2" office:value-type="string">
            <text:p text:style-name="P9">Nombre y Apellido: </text:p>
          </table:table-cell>
          <table:covered-table-cell/>
          <table:table-cell table:style-name="Tabla1.C9" table:number-columns-spanned="9" office:value-type="string">
            <text:p text:style-name="P9">David Martine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I2" table:number-columns-spanned="2" office:value-type="string">
            <text:p text:style-name="P9">DIrección/División</text:p>
          </table:table-cell>
          <table:covered-table-cell/>
          <table:table-cell table:style-name="Tabla1.C11" table:number-columns-spanned="5" office:value-type="string">
            <text:p text:style-name="P19">Apoyo al Ciudadano</text:p>
          </table:table-cell>
          <table:covered-table-cell/>
          <table:covered-table-cell/>
          <table:covered-table-cell/>
          <table:covered-table-cell/>
          <table:table-cell table:style-name="Tabla1.I2" office:value-type="string">
            <text:p text:style-name="P11">Cargo:</text:p>
          </table:table-cell>
          <table:table-cell table:style-name="Tabla1.I14" table:number-columns-spanned="3" office:value-type="string">
            <text:p text:style-name="P14"><text:span text:style-name="T13">Jefe de División</text:span> </text:p>
          </table:table-cell>
          <table:covered-table-cell/>
          <table:covered-table-cell/>
        </table:table-row>
        <table:table-row table:style-name="Tabla1.5">
          <table:table-cell table:style-name="Tabla1.I2" table:number-columns-spanned="2" office:value-type="string">
            <text:p text:style-name="P9">Teléfono:</text:p>
          </table:table-cell>
          <table:covered-table-cell/>
          <table:table-cell table:style-name="Tabla1.C11" table:number-columns-spanned="5" office:value-type="string">
            <text:p text:style-name="P14"><text:span text:style-name="T13">280-90-12</text:span> </text:p>
          </table:table-cell>
          <table:covered-table-cell/>
          <table:covered-table-cell/>
          <table:covered-table-cell/>
          <table:covered-table-cell/>
          <table:table-cell table:style-name="Tabla1.I2" office:value-type="string">
            <text:p text:style-name="P9">Correo Electrónico:</text:p>
          </table:table-cell>
          <table:table-cell table:style-name="Tabla1.I14" table:number-columns-spanned="3" office:value-type="string">
            <text:p text:style-name="P15">david.martinez@ivss.gob.ve </text:p>
          </table:table-cell>
          <table:covered-table-cell/>
          <table:covered-table-cell/>
        </table:table-row>
        <table:table-row table:style-name="Tabla1.8">
          <table:table-cell table:style-name="Tabla1.A8" table:number-columns-spanned="11" office:value-type="string">
            <text:p text:style-name="P29">2.- DATOS DEL GESTOR DEL CAMB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I2" table:number-columns-spanned="2" office:value-type="string">
            <text:p text:style-name="P8">Nombre: <text:s/></text:p>
          </table:table-cell>
          <table:covered-table-cell/>
          <table:table-cell table:style-name="Tabla1.C9" table:number-columns-spanned="9" office:value-type="string">
            <text:p text:style-name="P9">Domingo Blan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I2" table:number-columns-spanned="2" office:value-type="string">
            <text:p text:style-name="P9">Dirección/División:</text:p>
          </table:table-cell>
          <table:covered-table-cell/>
          <table:table-cell table:style-name="Tabla1.C11" table:number-columns-spanned="5" office:value-type="string">
            <text:p text:style-name="P15">Dirección de Sistemas</text:p>
          </table:table-cell>
          <table:covered-table-cell/>
          <table:covered-table-cell/>
          <table:covered-table-cell/>
          <table:covered-table-cell/>
          <table:table-cell table:style-name="Tabla1.I2" office:value-type="string">
            <text:p text:style-name="P12">Cargo:</text:p>
          </table:table-cell>
          <table:table-cell table:style-name="Tabla1.I14" table:number-columns-spanned="3" office:value-type="string">
            <text:p text:style-name="P15">Integrador Tecnologías </text:p>
          </table:table-cell>
          <table:covered-table-cell/>
          <table:covered-table-cell/>
        </table:table-row>
        <table:table-row table:style-name="Tabla1.5">
          <table:table-cell table:style-name="Tabla1.I2" table:number-columns-spanned="2" office:value-type="string">
            <text:p text:style-name="P8">Teléfono:</text:p>
          </table:table-cell>
          <table:covered-table-cell/>
          <table:table-cell table:style-name="Tabla1.C11" table:number-columns-spanned="5" office:value-type="string">
            <text:p text:style-name="P15">9130</text:p>
          </table:table-cell>
          <table:covered-table-cell/>
          <table:covered-table-cell/>
          <table:covered-table-cell/>
          <table:covered-table-cell/>
          <table:table-cell table:style-name="Tabla1.I2" office:value-type="string">
            <text:p text:style-name="P12">Correo Electrónico:</text:p>
          </table:table-cell>
          <table:table-cell table:style-name="Tabla1.I14" table:number-columns-spanned="3" office:value-type="string">
            <text:p text:style-name="P7"><text:span text:style-name="Internet_20_link"><text:span text:style-name="T7">doblanco</text:span></text:span><text:a xlink:type="simple" xlink:href="mailto:ginneth.camacho@ivss.gob.ve"><text:span text:style-name="Internet_20_link"><text:span text:style-name="T7">@ivss.gob.ve</text:span></text:span></text:a><text:span text:style-name="T3"> </text:span></text:p>
          </table:table-cell>
          <table:covered-table-cell/>
          <table:covered-table-cell/>
        </table:table-row>
        <table:table-row table:style-name="Tabla1.12">
          <table:table-cell table:style-name="Tabla1.A8" table:number-columns-spanned="11" office:value-type="string">
            <text:p text:style-name="P31">3.- DATOS DEL CONTROL DE CAMB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I2" table:number-columns-spanned="7" office:value-type="string">
            <text:p text:style-name="P13">TIPO DE CAMB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" office:value-type="string">
            <text:p text:style-name="P13">PRIORIDAD</text:p>
          </table:table-cell>
          <table:table-cell table:style-name="Tabla1.I13" table:number-columns-spanned="3" office:value-type="string">
            <text:p text:style-name="P13">COMPLEJIDAD</text:p>
          </table:table-cell>
          <table:covered-table-cell/>
          <table:covered-table-cell/>
        </table:table-row>
        <table:table-row table:style-name="Tabla1.14">
          <table:table-cell table:style-name="Tabla1.A14" table:number-columns-spanned="7" office:value-type="string">
            <text:p text:style-name="P6"><text:span text:style-name="T1">Requerimiento: __ <text:s text:c="2"/>Preventivo: ___ <text:s/>Correctivo: </text:span><text:span text:style-name="T4">_X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17" office:value-type="string">
            <text:p text:style-name="P6"><text:span text:style-name="T1">Norm</text:span><text:span text:style-name="T2">al: </text:span><text:span text:style-name="T5"><text:s/></text:span><text:span text:style-name="T2">_</text:span></text:p>
            <text:p text:style-name="P6"><text:span text:style-name="T1">Urgente: </text:span><text:span text:style-name="T4"><text:s/>X <text:s text:c="2"/></text:span></text:p>
          </table:table-cell>
          <table:table-cell table:style-name="Tabla1.I14" table:number-columns-spanned="3" office:value-type="string">
            <text:p text:style-name="P6"><text:span text:style-name="T1">Baja: </text:span><text:span text:style-name="T4"><text:s text:c="3"/></text:span><text:span text:style-name="T6"><text:s/></text:span><text:span text:style-name="T1">Mediana:</text:span><text:span text:style-name="T4"> <text:s/></text:span><text:span text:style-name="T1">Alta: X </text:span></text:p>
          </table:table-cell>
          <table:covered-table-cell/>
          <table:covered-table-cell/>
        </table:table-row>
        <table:table-row table:style-name="Tabla1.15">
          <table:table-cell table:style-name="Tabla1.A15" table:number-columns-spanned="11" office:value-type="string">
            <text:p text:style-name="P13">DURACIÓN DEL CONTROL DE CAMB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I2" table:number-columns-spanned="4" office:value-type="string">
            <text:p text:style-name="P17">Fecha Inicio</text:p>
          </table:table-cell>
          <table:covered-table-cell/>
          <table:covered-table-cell/>
          <table:covered-table-cell/>
          <table:table-cell table:style-name="Tabla1.I2" table:number-columns-spanned="3" office:value-type="string">
            <text:p text:style-name="P17">Hora Inicio</text:p>
          </table:table-cell>
          <table:covered-table-cell/>
          <table:covered-table-cell/>
          <table:table-cell table:style-name="Tabla1.I2" office:value-type="string">
            <text:p text:style-name="P17">Fecha Final</text:p>
          </table:table-cell>
          <table:table-cell table:style-name="Tabla1.I2" office:value-type="string">
            <text:p text:style-name="P17">Hora Final</text:p>
          </table:table-cell>
          <table:table-cell table:style-name="Tabla1.A15" table:number-columns-spanned="2" office:value-type="string">
            <text:p text:style-name="P17">Duración Total</text:p>
          </table:table-cell>
          <table:covered-table-cell/>
        </table:table-row>
        <table:table-row table:style-name="Tabla1.17">
          <table:table-cell table:style-name="Tabla1.A17" table:number-columns-spanned="4" office:value-type="string">
            <text:p text:style-name="P13">06/06/14</text:p>
          </table:table-cell>
          <table:covered-table-cell/>
          <table:covered-table-cell/>
          <table:covered-table-cell/>
          <table:table-cell table:style-name="Tabla1.E17" table:number-columns-spanned="3" office:value-type="string">
            <text:p text:style-name="P13">16:00:00</text:p>
          </table:table-cell>
          <table:covered-table-cell/>
          <table:covered-table-cell/>
          <table:table-cell table:style-name="Tabla1.H17" office:value-type="string">
            <text:p text:style-name="P13">06/06/14</text:p>
          </table:table-cell>
          <table:table-cell table:style-name="Tabla1.I17" office:value-type="string">
            <text:p text:style-name="P13">16:30:00</text:p>
          </table:table-cell>
          <table:table-cell table:style-name="Tabla1.J17" table:number-columns-spanned="2" office:value-type="string">
            <text:p text:style-name="P13">1/2 hora</text:p>
          </table:table-cell>
          <table:covered-table-cell/>
        </table:table-row>
        <table:table-row table:style-name="Tabla1.18">
          <table:table-cell table:style-name="Tabla1.I2" table:number-columns-spanned="4" office:value-type="string">
            <text:p text:style-name="P8">Justificación del cambio:</text:p>
          </table:table-cell>
          <table:covered-table-cell/>
          <table:covered-table-cell/>
          <table:covered-table-cell/>
          <table:table-cell table:style-name="Tabla1.E22" table:number-columns-spanned="7" office:value-type="string">
            <text:p text:style-name="P27">-El aplicativo comprobante deja cursores abiert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I2" table:number-columns-spanned="4" office:value-type="string">
            <text:p text:style-name="P8">Descripción funcional de la actividad:</text:p>
          </table:table-cell>
          <table:covered-table-cell/>
          <table:covered-table-cell/>
          <table:covered-table-cell/>
          <table:table-cell table:style-name="Tabla1.E22" table:number-columns-spanned="7" office:value-type="string">
            <text:p text:style-name="P28">-Cierre de cursores abier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I2" table:number-columns-spanned="4" office:value-type="string">
            <text:p text:style-name="P8">Equipos afectados:</text:p>
          </table:table-cell>
          <table:covered-table-cell/>
          <table:covered-table-cell/>
          <table:covered-table-cell/>
          <table:table-cell table:style-name="Tabla1.E2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I2" table:number-columns-spanned="4" office:value-type="string">
            <text:p text:style-name="P8">Módulos afectados:</text:p>
          </table:table-cell>
          <table:covered-table-cell/>
          <table:covered-table-cell/>
          <table:covered-table-cell/>
          <table:table-cell table:style-name="Tabla1.E22" table:number-columns-spanned="7" office:value-type="string">
            <text:p text:style-name="P27">Constancias de Trabajo, Recibo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I2" table:number-columns-spanned="4" office:value-type="string">
            <text:p text:style-name="P8">Servicios afectados:</text:p>
          </table:table-cell>
          <table:covered-table-cell/>
          <table:covered-table-cell/>
          <table:covered-table-cell/>
          <table:table-cell table:style-name="Tabla1.E22" table:number-columns-spanned="7" office:value-type="string">
            <text:p text:style-name="P16">Comprob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1" office:value-type="string">
            <text:p text:style-name="P10">ANTECEDENTES DEL CAMB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1" office:value-type="string">
            <text:p text:style-name="P18"/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table:number-columns-spanned="11" office:value-type="string">
            <text:p text:style-name="P31">4.- ENTIDADES RELACION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26">
          <table:table-cell table:style-name="Tabla1.A26" table:number-columns-spanned="5" office:value-type="string">
            <text:p text:style-name="P34"/>
            <text:p text:style-name="P34">___ Div. Apoyo Institucional </text:p>
            <text:p text:style-name="P35"/>
            <text:p text:style-name="P36"><text:span text:style-name="T1">__ Div. Apoyo al Ciudadano </text:span></text:p>
            <text:p text:style-name="P35"/>
            <text:p text:style-name="P34">__ Div. Base de Datos <text:s/></text:p>
            <text:p text:style-name="P35"/>
            <text:p text:style-name="P34">_X_ Div. Infraestructura de Servidores <text:s/></text:p>
            <text:p text:style-name="P34"/>
          </table:table-cell>
          <table:covered-table-cell/>
          <table:covered-table-cell/>
          <table:covered-table-cell/>
          <table:covered-table-cell/>
          <table:table-cell table:style-name="Tabla1.F26" table:number-columns-spanned="3" office:value-type="string">
            <text:p text:style-name="P34">___ Div. De Telecomunicaciones</text:p>
            <text:p text:style-name="P35"/>
            <text:p text:style-name="P34">___ Coord. Regional</text:p>
            <text:p text:style-name="P35"/>
            <text:p text:style-name="P34">___ Coord. Capital</text:p>
            <text:p text:style-name="P34"/>
            <text:p text:style-name="P34">___ Coord. De RRHH</text:p>
          </table:table-cell>
          <table:covered-table-cell/>
          <table:covered-table-cell/>
          <table:table-cell table:style-name="Tabla1.I26" table:number-columns-spanned="3" office:value-type="string">
            <text:p text:style-name="P34">___ Coord. de Seguridad del Dato </text:p>
            <text:p text:style-name="P35"/>
            <text:p text:style-name="P34">___ Coord. de Seguridad Física</text:p>
            <text:p text:style-name="P34"/>
            <text:p text:style-name="P37"><text:span text:style-name="T9">___</text:span> <text:span text:style-name="T9">Proveedor</text:span></text:p>
            <text:p text:style-name="P34"/>
            <text:p text:style-name="P37"><text:span text:style-name="T12">_</text:span><text:span text:style-name="T10">__</text:span> <text:span text:style-name="T9">Usuarios</text:span> </text:p>
          </table:table-cell>
          <table:covered-table-cell/>
          <table:covered-table-cell/>
        </table:table-row>
        <table:table-row table:style-name="Tabla1.27">
          <table:table-cell table:style-name="Tabla1.A27" table:number-columns-spanned="11" office:value-type="string">
            <text:p text:style-name="P31">5.- VALIDACIÓN DE REQUISITOS PREVIOS A LA EJECUCIÓN DEL CAMB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8">
          <table:table-cell table:style-name="Tabla1.A32" table:number-columns-spanned="11" office:value-type="string">
            <text:p text:style-name="P23">-Respaldar los wars que actualmente estan en produc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9">
          <table:table-cell table:style-name="Tabla1.A29" table:number-columns-spanned="11" office:value-type="string">
            <text:p text:style-name="P31">6.- ESPECIFICACIONES DETALLADAS DE ACTIVIDADES A REALIZ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9">
          <table:table-cell table:style-name="Tabla1.A32" table:number-columns-spanned="11" office:value-type="string">
            <text:p text:style-name="P28">-Ejecutar el war que se encuentra en la carpeta compartida-&gt;migracion2014-&gt;comprobante-&gt;060620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9">
          <table:table-cell table:style-name="Tabla1.A29" table:number-columns-spanned="11" office:value-type="string">
            <text:p text:style-name="P31">7.- ESPECIFICACIONES PARA REALIZAR ROLLBA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2">
          <table:table-cell table:style-name="Tabla1.A32" table:number-columns-spanned="11" office:value-type="string">
            <text:p text:style-name="P24"/>
            <text:list xml:id="list603236540917508060" text:style-name="WW8Num2">
              <text:list-header>
                <text:p text:style-name="P45">-Desmontar el war que se tomo de la carpeta compartida y ejecutar los respaldados</text:p>
              </text:list-header>
            </text:list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3">
          <table:table-cell table:style-name="Tabla1.A29" table:number-columns-spanned="11" office:value-type="string">
            <text:p text:style-name="P31">8.- COMITE DE CONTROL DE CAMB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4">
          <table:table-cell table:style-name="Tabla1.I2" office:value-type="string">
            <text:p text:style-name="P32">FECHA COMITE</text:p>
          </table:table-cell>
          <table:table-cell table:style-name="Tabla1.I2" table:number-columns-spanned="5" office:value-type="string">
            <text:p text:style-name="P32">AREA ASISTENTE</text:p>
          </table:table-cell>
          <table:covered-table-cell/>
          <table:covered-table-cell/>
          <table:covered-table-cell/>
          <table:covered-table-cell/>
          <table:table-cell table:style-name="Tabla1.I2" table:number-columns-spanned="2" office:value-type="string">
            <text:p text:style-name="P32">APROBADO / DEVUELTO POR</text:p>
          </table:table-cell>
          <table:covered-table-cell/>
          <table:table-cell table:style-name="Tabla1.A15" table:number-columns-spanned="3" office:value-type="string">
            <text:p text:style-name="P32">OBSERVACIONES</text:p>
          </table:table-cell>
          <table:covered-table-cell/>
          <table:covered-table-cell/>
        </table:table-row>
        <table:table-row table:style-name="Tabla1.35">
          <table:table-cell table:style-name="Tabla1.A35" office:value-type="string">
            <text:p text:style-name="P32"/>
          </table:table-cell>
          <table:table-cell table:style-name="Tabla1.A35" table:number-columns-spanned="2" office:value-type="string">
            <text:p text:style-name="P39"/>
            <text:p text:style-name="P39"/>
          </table:table-cell>
          <table:covered-table-cell/>
          <table:table-cell table:style-name="Tabla1.A35" table:number-columns-spanned="3" office:value-type="string">
            <text:p text:style-name="P40">Dir. General </text:p>
          </table:table-cell>
          <table:covered-table-cell/>
          <table:covered-table-cell/>
          <table:table-cell table:style-name="Tabla1.A35" table:number-columns-spanned="2" office:value-type="string">
            <text:p text:style-name="P33"/>
          </table:table-cell>
          <table:covered-table-cell/>
          <table:table-cell table:style-name="Tabla1.K2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a1.36">
          <table:table-cell table:style-name="Tabla1.I2" office:value-type="string">
            <text:p text:style-name="P32">DESCISIÓN DEL COMITE</text:p>
          </table:table-cell>
          <table:table-cell table:style-name="Tabla1.A35" table:number-columns-spanned="2" office:value-type="string">
            <text:p text:style-name="P32"/>
          </table:table-cell>
          <table:covered-table-cell/>
          <table:table-cell table:style-name="Tabla1.A35" table:number-columns-spanned="3" office:value-type="string">
            <text:p text:style-name="P33">Dir. Sistemas</text:p>
          </table:table-cell>
          <table:covered-table-cell/>
          <table:covered-table-cell/>
          <table:table-cell table:style-name="Tabla1.A35" table:number-columns-spanned="2" office:value-type="string">
            <text:p text:style-name="P33"/>
          </table:table-cell>
          <table:covered-table-cell/>
          <table:table-cell table:style-name="Tabla1.K2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a1.37">
          <table:table-cell table:style-name="Tabla1.A35" table:number-rows-spanned="2" office:value-type="string">
            <text:p text:style-name="P32"/>
            <text:p text:style-name="P33">APROBADO: ___</text:p>
            <text:p text:style-name="P32"/>
            <text:p text:style-name="P33">DEVUELTO: <text:s/>___</text:p>
            <text:p text:style-name="P32"/>
          </table:table-cell>
          <table:table-cell table:style-name="Tabla1.A35" table:number-columns-spanned="2" office:value-type="string">
            <text:p text:style-name="P32"/>
          </table:table-cell>
          <table:covered-table-cell/>
          <table:table-cell table:style-name="Tabla1.A35" table:number-columns-spanned="3" office:value-type="string">
            <text:p text:style-name="P33">Dir. Telecomunicaciones y Soporte</text:p>
          </table:table-cell>
          <table:covered-table-cell/>
          <table:covered-table-cell/>
          <table:table-cell table:style-name="Tabla1.A35" table:number-columns-spanned="2" office:value-type="string">
            <text:p text:style-name="P33"/>
          </table:table-cell>
          <table:covered-table-cell/>
          <table:table-cell table:style-name="Tabla1.K2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a1.38">
          <table:covered-table-cell/>
          <table:table-cell table:style-name="Tabla1.A35" table:number-columns-spanned="2" office:value-type="string">
            <text:p text:style-name="P32"/>
          </table:table-cell>
          <table:covered-table-cell/>
          <table:table-cell table:style-name="Tabla1.A35" table:number-columns-spanned="3" office:value-type="string">
            <text:p text:style-name="P33">Dir. Seguriad del Datos</text:p>
          </table:table-cell>
          <table:covered-table-cell/>
          <table:covered-table-cell/>
          <table:table-cell table:style-name="Tabla1.A35" table:number-columns-spanned="2" office:value-type="string">
            <text:p text:style-name="P33"/>
          </table:table-cell>
          <table:covered-table-cell/>
          <table:table-cell table:style-name="Tabla1.K2" table:number-columns-spanned="3" office:value-type="string">
            <text:p text:style-name="P33"/>
          </table:table-cell>
          <table:covered-table-cell/>
          <table:covered-table-cell/>
        </table:table-row>
      </table:table>
      <text:p text:style-name="Standard"><text:s text:c="31"/></text:p>
      <text:p text:style-name="P25"><text:s text:c="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Arial2" svg:font-family="Arial, sans-serif"/>
    <style:font-face style:name="OpenSymbol" svg:font-family="OpenSymbol, 'Arial Unicode MS'"/>
    <style:font-face style:name="serif" svg:font-family="serif"/>
    <style:font-face style:name="Bitstream Vera Sans Mono" svg:font-family="'Bitstream Vera Sans Mono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ohit Hindi2" svg:font-family="'Lohit Hindi', 'Times New Roman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WenQuanYi Micro Hei1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 fo:keep-with-next="always"/>
      <style:text-properties fo:font-size="12pt" fo:language="pt" fo:country="BR" fo:font-weight="bold" style:font-size-asian="12pt" style:font-weight-asian="bold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Hindi2" style:font-family-complex="'Lohit Hindi', 'Times New Roman'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Bitstream Vera Sans Mono" fo:font-family="'Bitstream Vera Sans Mono'" style:font-family-generic="modern" fo:font-size="10pt" style:font-name-asian="Bitstream Vera Sans Mono" style:font-family-asian="'Bitstream Vera Sans Mono'" style:font-family-generic-asian="modern" style:font-size-asian="10pt" style:font-name-complex="Bitstream Vera Sans Mono" style:font-family-complex="'Bitstream Vera Sans Mono'" style:font-family-generic-complex="modern" style:font-size-complex="10pt"/>
    </style:style>
    <style:style style:name="WW8Num2z0" style:family="text">
      <style:text-properties style:font-name="Arial1" fo:font-family="Arial" style:font-family-generic="swiss" style:font-pitch="variable" fo:font-size="9pt" fo:font-weight="bold" style:font-size-asian="9pt" style:font-weight-asian="bold" style:font-name-complex="Arial1" style:font-family-complex="Arial" style:font-family-generic-complex="swiss" style:font-pitch-complex="variable" style:font-size-complex="9pt" style:font-weight-complex="bold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" style:family="text"/>
    <style:style style:name="WW-Absatz-Standardschriftart1111" style:family="text"/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Fuente_20_de_20_párrafo_20_predeter.1" style:display-name="Fuente de párrafo predeter.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2z1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9pt" fo:font-weight="bold" style:font-size-asian="9pt" style:font-weight-asian="bold" style:font-name-complex="Arial1" style:font-family-complex="Arial" style:font-family-generic-complex="swiss" style:font-pitch-complex="variable" style:font-size-complex="9pt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9cm" fo:text-indent="-0.635cm" fo:margin-left="1.279cm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14cm" fo:text-indent="-0.635cm" fo:margin-left="1.914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9cm" fo:text-indent="-0.635cm" fo:margin-left="2.549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84cm" fo:text-indent="-0.635cm" fo:margin-left="3.184cm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9cm" fo:text-indent="-0.635cm" fo:margin-left="3.819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54cm" fo:text-indent="-0.635cm" fo:margin-left="4.454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9cm" fo:text-indent="-0.635cm" fo:margin-left="5.089cm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24cm" fo:text-indent="-0.635cm" fo:margin-left="5.724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9cm" fo:text-indent="-0.635cm" fo:margin-left="6.35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693cm" fo:margin-left="-0.33cm" table:align="left" style:writing-mode="lr-tb"/>
    </style:style>
    <style:style style:name="Tabla2.A" style:family="table-column">
      <style:table-column-properties style:column-width="1.508cm"/>
    </style:style>
    <style:style style:name="Tabla2.B" style:family="table-column">
      <style:table-column-properties style:column-width="15.18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a2.B1" style:family="table-cell">
      <style:table-cell-properties style:vertical-align="top" fo:padding="0.097cm" fo:border="0.05pt solid #000000" style:writing-mode="lr-tb"/>
    </style:style>
    <style:style style:name="MP1" style:family="paragraph" style:parent-style-name="Table_20_Contents">
      <style:paragraph-properties style:snap-to-layout-grid="false"/>
    </style:style>
    <style:style style:name="MP2" style:family="paragraph" style:parent-style-name="Standard">
      <style:paragraph-properties fo:margin-left="-0.101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3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MP4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style:font-name="Arial" fo:font-size="8pt" fo:language="es" fo:country="VE" fo:font-weight="bold" style:font-size-asian="8pt" style:font-weight-asian="bold" style:font-name-complex="Arial" style:font-size-complex="8pt" style:font-weight-complex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/>
      <style:text-properties style:font-name="Arial1" fo:font-size="7pt" fo:font-style="italic" style:font-size-asian="7pt" style:font-style-asian="italic" style:font-name-complex="Arial1" style:font-size-complex="7pt"/>
    </style:style>
    <style:style style:name="MP7" style:family="paragraph" style:parent-style-name="Footer">
      <style:paragraph-properties fo:text-align="end" style:justify-single-word="false"/>
      <style:text-properties style:font-name="Arial1" fo:font-size="8pt" fo:font-style="italic" style:font-size-asian="8pt" style:font-style-asian="italic" style:font-name-complex="Arial1" style:font-size-complex="8pt"/>
    </style:style>
    <style:style style:name="Mfr1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width="2.637cm" draw:visible-area-height="2.68cm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Objeto1" text:anchor-type="as-char" svg:width="1.358cm" svg:height="1.378cm" draw:z-index="1"><draw:object-ole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a2.B1" office:value-type="string">
              <text:p text:style-name="MP2">MINISTERIO DEL PODER POPULAR PARA EL TRABAJO Y SEGURIDAD SOCIAL</text:p>
              <text:p text:style-name="MP3">INSTITUTO VENEZOLANO DE LOS SEGUROS SOCIALES</text:p>
              <text:p text:style-name="MP4">DIRECCIÓN GENERAL DE INFORMÁTICA</text:p>
              <text:p text:style-name="MP3">FORMULARION DE SOLICITUD DE CONTROL DE CAMBIOS</text:p>
            </table:table-cell>
          </table:table-row>
        </table:table>
        <text:p text:style-name="MP5"/>
      </style:header>
      <style:footer>
        <text:p text:style-name="MP6"/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GO y ENCABEEZADO</dc:title>
    <meta:initial-creator>kmendoza </meta:initial-creator>
    <meta:creation-date>2012-05-24T23:23:51</meta:creation-date>
    <dc:creator>aleperdomo </dc:creator>
    <dc:date>2014-06-06T12:01:50</dc:date>
    <meta:print-date>2012-05-25T15:05:00</meta:print-date>
    <meta:editing-cycles>71</meta:editing-cycles>
    <meta:editing-duration>PT22H38M</meta:editing-duration>
    <meta:generator>LibreOffice/4.2.3.3$Linux_X86_64 LibreOffice_project/420m0$Build-3</meta:generator>
    <meta:document-statistic meta:table-count="2" meta:image-count="0" meta:object-count="1" meta:page-count="2" meta:paragraph-count="95" meta:word-count="302" meta:character-count="2193" meta:non-whitespace-character-count="1887"/>
  </office:meta>
</office:document-meta>
</file>